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itulo:</text:p>
      <text:p text:style-name="Standard">Desarrollo e Implantación de un sistema de control de taxi y autobuses móvil socialista para todos choferes y usuarios, lo cual indique su localización y disponibilidad 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sudo </meta:initial-creator>
    <meta:creation-date>2016-10-30T08:32:28</meta:creation-date>
    <meta:generator>LibreOffice/3.5$Linux_X86_64 LibreOffice_project/350m1$Build-2</meta:generator>
    <dc:date>2016-10-30T08:57:37</dc:date>
    <dc:creator>csudo </dc:creator>
    <meta:editing-duration>PT20M54S</meta:editing-duration>
    <meta:editing-cycles>2</meta:editing-cycles>
    <meta:document-statistic meta:table-count="0" meta:image-count="0" meta:object-count="0" meta:page-count="1" meta:paragraph-count="2" meta:word-count="27" meta:character-count="176" meta:non-whitespace-character-count="150"/>
  </office:meta>
</office:document-meta>
</file>